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9" table:style-name="ta1">
        <table:table-column table:style-name="co1" table:number-columns-repeated="3" table:default-cell-style-name="ce1"/>
        <table:table-column table:style-name="co1" table:number-columns-repeated="11" table:default-cell-style-name="ce4"/>
        <table:table-column table:style-name="co1" table:number-columns-repeated="3" table:default-cell-style-name="ce1"/>
        <table:table-row table:style-name="ro1" table:number-rows-repeated="3">
          <table:table-cell table:number-columns-repeated="3"/>
          <table:table-cell table:style-name="ce1" table:number-columns-repeated="11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Par</text:p>
          </table:table-cell>
          <table:covered-table-cell table:style-name="ce4"/>
          <table:table-cell table:style-name="ce2" office:value-type="string" calcext:value-type="string" table:number-columns-spanned="3" table:number-rows-spanned="1">
            <text:p>Planilha</text:p>
          </table:table-cell>
          <table:covered-table-cell table:number-columns-repeated="2" table:style-name="ce1"/>
          <table:table-cell table:style-name="ce1" table:number-columns-repeated="3"/>
          <table:table-cell table:style-name="ce2" office:value-type="string" calcext:value-type="string" table:number-columns-spanned="3" table:number-rows-spanned="1">
            <text:p>Sistema</text:p>
          </table:table-cell>
          <table:covered-table-cell table:number-columns-repeated="2" table:style-name="Default"/>
          <table:table-cell table:style-name="ce1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DF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Beta</text:p>
          </table:table-cell>
          <table:table-cell table:style-name="ce1"/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DF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Beta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PETR4</text:p>
          </table:table-cell>
          <table:table-cell table:style-name="ce3" office:value-type="string" calcext:value-type="string">
            <text:p>BBAS3</text:p>
          </table:table-cell>
          <table:table-cell table:style-name="Default" table:number-columns-repeated="9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4.1918" calcext:value-type="float">
            <text:p>-4,191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4554" calcext:value-type="float">
            <text:p>-4,45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4.206" calcext:value-type="float">
            <text:p>-4,206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316" calcext:value-type="float">
            <text:p>-4,3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4914" calcext:value-type="float">
            <text:p>-4,4914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6545" calcext:value-type="float">
            <text:p>-4,654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8921" calcext:value-type="float">
            <text:p>-4,8921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8808" calcext:value-type="float">
            <text:p>-4,880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table:number-columns-repeated="2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GOAU4</text:p>
          </table:table-cell>
          <table:table-cell table:style-name="ce3" office:value-type="string" calcext:value-type="string">
            <text:p>GGBR4</text:p>
          </table:table-cell>
          <table:table-cell table:number-columns-repeated="9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-4.4001" calcext:value-type="float">
            <text:p>-4,40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</text:p>
          </table:table-cell>
          <table:table-cell office:value-type="float" office:value="0.4381" calcext:value-type="float">
            <text:p>0,438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-4.6891" calcext:value-type="float">
            <text:p>-4,689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</text:p>
          </table:table-cell>
          <table:table-cell office:value-type="float" office:value="0.4382" calcext:value-type="float">
            <text:p>0,43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2.7215" calcext:value-type="float">
            <text:p>-2,72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office:value-type="float" office:value="0.4343" calcext:value-type="float">
            <text:p>0,434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4.5584" calcext:value-type="float">
            <text:p>-4,558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office:value-type="float" office:value="0.4343" calcext:value-type="float">
            <text:p>0,434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-4.1672" calcext:value-type="float">
            <text:p>-4,16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office:value-type="float" office:value="0.4086" calcext:value-type="float">
            <text:p>0,40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11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GGBR4</text:p>
          </table:table-cell>
          <table:table-cell table:style-name="ce3" office:value-type="string" calcext:value-type="string">
            <text:p>GOAU4</text:p>
          </table:table-cell>
          <table:table-cell table:number-columns-repeated="9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4"/>
          <table:table-cell office:value-type="float" office:value="-2.7008" calcext:value-type="float">
            <text:p>-2,70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2.0857" calcext:value-type="float">
            <text:p>2,085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4.158" calcext:value-type="float">
            <text:p>-4,1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2.0857" calcext:value-type="float">
            <text:p>2,085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-4.2081" calcext:value-type="float">
            <text:p>-4,208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float" office:value="2.1374" calcext:value-type="float">
            <text:p>2,137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-4.5409" calcext:value-type="float">
            <text:p>-4,54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float" office:value="2.1395" calcext:value-type="float">
            <text:p>2,139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-4.3191" calcext:value-type="float">
            <text:p>-4,319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</text:p>
          </table:table-cell>
          <table:table-cell office:value-type="float" office:value="2.16" calcext:value-type="float">
            <text:p>2,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2.929" calcext:value-type="float">
            <text:p>-2,9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2.2915" calcext:value-type="float">
            <text:p>2,2915</text:p>
          </table:table-cell>
          <table:table-cell table:style-name="ce1"/>
          <table:table-cell table:style-name="ce1" office:value-type="float" office:value="99" calcext:value-type="float">
            <text:p>99</text:p>
          </table:table-cell>
          <table:table-cell office:value-type="float" office:value="-4.0726" calcext:value-type="float">
            <text:p>-4,07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2.2915" calcext:value-type="float">
            <text:p>2,29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GOAU4</text:p>
          </table:table-cell>
          <table:table-cell table:number-columns-repeated="9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3.4281" calcext:value-type="float">
            <text:p>-3,428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.6046" calcext:value-type="float">
            <text:p>-3,6046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4.2038" calcext:value-type="float">
            <text:p>-4,2038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1391" calcext:value-type="float">
            <text:p>-4,139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5.1199" calcext:value-type="float">
            <text:p>-5,1199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3.8759" calcext:value-type="float">
            <text:p>-3,875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4.0992" calcext:value-type="float">
            <text:p>-4,0992</text:p>
          </table:table-cell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1013" calcext:value-type="float">
            <text:p>-4,1013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123" calcext:value-type="float">
            <text:p>-4,1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4506" calcext:value-type="float">
            <text:p>-4,4506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4361" calcext:value-type="float">
            <text:p>-4,43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11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VALE3</text:p>
          </table:table-cell>
          <table:table-cell table:number-columns-repeated="9"/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3.9087" calcext:value-type="float">
            <text:p>-3,908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1755" calcext:value-type="float">
            <text:p>-4,175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7485" calcext:value-type="float">
            <text:p>-4,7485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ce5" table:number-columns-repeated="4"/>
          <table:table-cell table:number-columns-repeated="4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-4.0302" calcext:value-type="float">
            <text:p>-4,030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"/>
          <table:table-cell table:style-name="ce5"/>
          <table:table-cell table:style-name="ce5" office:value-type="float" office:value="-4.1395" calcext:value-type="float">
            <text:p>-4,1395</text:p>
          </table:table-cell>
          <table:table-cell table:style-name="ce5" office:value-type="float" office:value="180" calcext:value-type="float">
            <text:p>18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4.1559" calcext:value-type="float">
            <text:p>-4,1559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4.1901" calcext:value-type="float">
            <text:p>-4,1901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483" calcext:value-type="float">
            <text:p>-4,48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4.5895" calcext:value-type="float">
            <text:p>-4,589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-4.7257" calcext:value-type="float">
            <text:p>-4,725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17"/>
        </table:table-row>
        <table:table-row table:style-name="ro3">
          <table:table-cell table:style-name="Default"/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RUMO3</text:p>
          </table:table-cell>
          <table:table-cell table:number-columns-repeated="9"/>
          <table:table-cell table:style-name="ce1" table:number-columns-repeated="2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Default"/>
          <table:table-cell table:style-name="ce3" office:value-type="string" calcext:value-type="string">
            <text:p>ITUB4</text:p>
          </table:table-cell>
          <table:table-cell table:style-name="ce3" office:value-type="string" calcext:value-type="string">
            <text:p>BBAS3</text:p>
          </table:table-cell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3"/>
        </table:table-row>
        <table:table-row table:style-name="ro3">
          <table:table-cell table:style-name="Default"/>
          <table:table-cell table:style-name="ce3" office:value-type="string" calcext:value-type="string">
            <text:p>KROT3</text:p>
          </table:table-cell>
          <table:table-cell table:style-name="ce3" office:value-type="string" calcext:value-type="string">
            <text:p>FIBR3</text:p>
          </table:table-cell>
          <table:table-cell table:number-columns-repeated="6"/>
          <table:table-cell table:style-name="ce5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style-name="ce5" table:number-columns-repeated="4"/>
          <table:table-cell/>
          <table:table-cell table:style-name="Default" table:number-columns-repeated="3"/>
        </table:table-row>
        <table:table-row table:style-name="ro3">
          <table:table-cell table:style-name="Default"/>
          <table:table-cell table:style-name="ce3" office:value-type="string" calcext:value-type="string">
            <text:p>ITSA</text:p>
          </table:table-cell>
          <table:table-cell table:style-name="ce3" office:value-type="string" calcext:value-type="string">
            <text:p>BBAS3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3"/>
        </table:table-row>
        <table:table-row table:style-name="ro3">
          <table:table-cell table:style-name="Default"/>
          <table:table-cell table:style-name="ce3" office:value-type="string" calcext:value-type="string">
            <text:p>VALE3</text:p>
          </table:table-cell>
          <table:table-cell table:style-name="ce3" office:value-type="string" calcext:value-type="string">
            <text:p>BBAS3</text:p>
          </table:table-cell>
          <table:table-cell table:number-columns-repeated="11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ce1"/>
          <table:table-cell table:style-name="Default" table:number-columns-repeated="4"/>
        </table:table-row>
        <table:table-row table:style-name="ro3">
          <table:table-cell table:style-name="Default"/>
          <table:table-cell table:style-name="ce3" office:value-type="string" calcext:value-type="string">
            <text:p>PETR3</text:p>
          </table:table-cell>
          <table:table-cell table:style-name="ce3" office:value-type="string" calcext:value-type="string">
            <text:p>VALE5</text:p>
          </table:table-cell>
          <table:table-cell table:number-columns-repeated="9"/>
          <table:table-cell table:style-name="ce1"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8"/>
          <table:table-cell table:style-name="ce5"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style-name="ce5" office:value-type="float" office:value="99" calcext:value-type="float">
            <text:p>99</text:p>
          </table:table-cell>
          <table:table-cell table:style-name="ce5" office:value-type="float" office:value="-4.0623" calcext:value-type="float">
            <text:p>-4,0623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0.6917" calcext:value-type="float">
            <text:p>0,691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-4.4055" calcext:value-type="float">
            <text:p>-4,40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</text:p>
          </table:table-cell>
          <table:table-cell table:style-name="ce5" office:value-type="float" office:value="0.7594" calcext:value-type="float">
            <text:p>0,7594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-4.1782" calcext:value-type="float">
            <text:p>-4,178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" office:value-type="float" office:value="0.6522" calcext:value-type="float">
            <text:p>0,6522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8"/>
          <table:table-cell office:value-type="float" office:value="99" calcext:value-type="float">
            <text:p>99</text:p>
          </table:table-cell>
          <table:table-cell office:value-type="float" office:value="-3.9988" calcext:value-type="float">
            <text:p>-3,998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table:style-name="ce5" office:value-type="float" office:value="0.57" calcext:value-type="float">
            <text:p>0,5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7"/>
        </table:table-row>
        <table:table-row table:style-name="ro3">
          <table:table-cell table:style-name="Default"/>
          <table:table-cell table:style-name="ce3" office:value-type="string" calcext:value-type="string">
            <text:p>BBAS3</text:p>
          </table:table-cell>
          <table:table-cell table:style-name="ce3" office:value-type="string" calcext:value-type="string">
            <text:p>ITUB4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17"/>
        </table:table-row>
        <table:table-row table:style-name="ro3">
          <table:table-cell table:style-name="Default"/>
          <table:table-cell table:style-name="ce3" office:value-type="string" calcext:value-type="string">
            <text:p>BBAS3</text:p>
          </table:table-cell>
          <table:table-cell table:style-name="ce3" office:value-type="string" calcext:value-type="string">
            <text:p>ITSA4</text:p>
          </table:table-cell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19:24.956508154</meta:creation-date>
    <dc:date>2016-09-10T16:14:56.428632181</dc:date>
    <meta:editing-duration>PT23M38S</meta:editing-duration>
    <meta:editing-cycles>4</meta:editing-cycles>
    <meta:generator>LibreOffice/5.1.4.2$Linux_X86_64 LibreOffice_project/10m0$Build-2</meta:generator>
    <meta:document-statistic meta:table-count="1" meta:cell-count="218" meta:object-count="0"/>
  </office:meta>
</office:document-meta>
</file>